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officeooo:paragraph-rsid="001be888"/>
    </style:style>
    <style:style style:name="P2" style:family="paragraph" style:parent-style-name="Preformatted_20_Text">
      <style:text-properties fo:color="#800000" fo:font-weight="bold" officeooo:paragraph-rsid="001be888"/>
    </style:style>
    <style:style style:name="P3" style:family="paragraph" style:parent-style-name="Preformatted_20_Text">
      <style:text-properties fo:color="#800000" fo:font-weight="bold" officeooo:paragraph-rsid="0030a07d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6" style:family="paragraph" style:parent-style-name="Preformatted_20_Text">
      <style:paragraph-properties fo:background-color="#ffffff">
        <style:background-image/>
      </style:paragraph-properties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800000" fo:font-size="12pt" fo:font-weight="bold" officeooo:paragraph-rsid="0026110f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800000" fo:font-size="12pt" fo:font-weight="normal" officeooo:paragraph-rsid="001ca627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bold" officeooo:paragraph-rsid="0026110f" style:font-size-asian="10pt" style:font-weight-asian="normal" style:font-size-complex="10pt" style:font-weight-complex="normal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be888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09ee1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46f2b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6110f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2f6a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5b05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84da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9ea2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a0616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d1d46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e0ec7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36a67d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d3e74" fo:background-color="transparent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e2024" fo:background-color="transparent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000000" fo:font-size="12pt" fo:font-weight="normal" officeooo:paragraph-rsid="001ca627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 fo:font-size="12pt" fo:font-weight="bold" officeooo:paragraph-rsid="00289ea2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1ca627" fo:background-color="transparent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1d3e74" fo:background-color="transparent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2abc3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5e9ba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6110f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7ba2a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2f6a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5b05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84da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9ea2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a0616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d1d46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paragraph-rsid="001ca627" style:font-size-asian="10.5pt" style:font-weight-asian="bold" style:font-size-complex="12pt" style:font-weight-complex="bold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paragraph-rsid="0026110f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paragraph-rsid="0026bb34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paragraph-rsid="002d1d46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font-size="12pt" fo:font-weight="normal" officeooo:paragraph-rsid="001f9f0a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99284c" fo:font-size="12pt" fo:font-weight="bold" officeooo:paragraph-rsid="001ca627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1ca627" fo:background-color="transparent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1d3e74" fo:background-color="transparent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2abc3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5e9ba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7ba2a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82f6a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85b05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884da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89ea2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paragraph-rsid="002a0616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paragraph-rsid="00289ea2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paragraph-rsid="002d1d46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font-size="12pt" fo:font-weight="normal" officeooo:paragraph-rsid="001f9f0a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61" style:family="paragraph">
      <style:text-properties fo:color="#800000" style:font-name="F" fo:font-size="12pt" fo:font-weight="bold" style:font-weight-complex="bold"/>
    </style:style>
    <style:style style:name="T1" style:family="text">
      <style:text-properties officeooo:rsid="001be888"/>
    </style:style>
    <style:style style:name="T2" style:family="text">
      <style:text-properties fo:color="#696969"/>
    </style:style>
    <style:style style:name="T3" style:family="text">
      <style:text-properties fo:color="#808030"/>
    </style:style>
    <style:style style:name="T4" style:family="text">
      <style:text-properties fo:color="#808030" officeooo:rsid="001be888"/>
    </style:style>
    <style:style style:name="T5" style:family="text">
      <style:text-properties fo:color="#808030" officeooo:rsid="001ca627"/>
    </style:style>
    <style:style style:name="T6" style:family="text">
      <style:text-properties fo:color="#808030" officeooo:rsid="001d3e74"/>
    </style:style>
    <style:style style:name="T7" style:family="text">
      <style:text-properties fo:color="#808030" officeooo:rsid="001f9f0a" fo:background-color="transparent"/>
    </style:style>
    <style:style style:name="T8" style:family="text">
      <style:text-properties fo:color="#808030" officeooo:rsid="0022abc3" fo:background-color="transparent"/>
    </style:style>
    <style:style style:name="T9" style:family="text">
      <style:text-properties fo:color="#808030" officeooo:rsid="0025e9ba" fo:background-color="transparent"/>
    </style:style>
    <style:style style:name="T10" style:family="text">
      <style:text-properties fo:color="#808030" officeooo:rsid="0026110f" fo:background-color="transparent"/>
    </style:style>
    <style:style style:name="T11" style:family="text">
      <style:text-properties fo:color="#808030" officeooo:rsid="0027ba2a" fo:background-color="transparent"/>
    </style:style>
    <style:style style:name="T12" style:family="text">
      <style:text-properties fo:color="#808030" officeooo:rsid="00282f6a" fo:background-color="transparent"/>
    </style:style>
    <style:style style:name="T13" style:family="text">
      <style:text-properties fo:color="#808030" officeooo:rsid="00285b05" fo:background-color="transparent"/>
    </style:style>
    <style:style style:name="T14" style:family="text">
      <style:text-properties fo:color="#808030" officeooo:rsid="002884da" fo:background-color="transparent"/>
    </style:style>
    <style:style style:name="T15" style:family="text">
      <style:text-properties fo:color="#808030" officeooo:rsid="00289ea2" fo:background-color="transparent"/>
    </style:style>
    <style:style style:name="T16" style:family="text">
      <style:text-properties fo:color="#808030" fo:font-size="10pt" officeooo:rsid="0025e9ba" fo:background-color="transparent" style:font-size-asian="10pt" style:font-size-complex="10pt"/>
    </style:style>
    <style:style style:name="T17" style:family="text">
      <style:text-properties fo:color="#808030" officeooo:rsid="00289ea2"/>
    </style:style>
    <style:style style:name="T18" style:family="text">
      <style:text-properties fo:color="#808030" officeooo:rsid="002b8889"/>
    </style:style>
    <style:style style:name="T19" style:family="text">
      <style:text-properties fo:color="#808030" officeooo:rsid="002d1d46"/>
    </style:style>
    <style:style style:name="T20" style:family="text">
      <style:text-properties fo:color="#808030" style:text-underline-style="solid" style:text-underline-width="auto" style:text-underline-color="font-color"/>
    </style:style>
    <style:style style:name="T21" style:family="text">
      <style:text-properties fo:color="#808030" style:text-underline-style="none"/>
    </style:style>
    <style:style style:name="T22" style:family="text">
      <style:text-properties fo:color="#800000"/>
    </style:style>
    <style:style style:name="T23" style:family="text">
      <style:text-properties fo:color="#800000" fo:font-weight="bold"/>
    </style:style>
    <style:style style:name="T24" style:family="text">
      <style:text-properties fo:color="#800000" fo:font-weight="bold" officeooo:rsid="0025e9ba" fo:background-color="transparent"/>
    </style:style>
    <style:style style:name="T25" style:family="text">
      <style:text-properties fo:color="#800000" fo:font-weight="bold" officeooo:rsid="0026110f" fo:background-color="transparent"/>
    </style:style>
    <style:style style:name="T26" style:family="text">
      <style:text-properties fo:color="#800000" fo:font-weight="bold" officeooo:rsid="00282f6a" fo:background-color="transparent"/>
    </style:style>
    <style:style style:name="T27" style:family="text">
      <style:text-properties fo:color="#800000" fo:font-weight="bold" officeooo:rsid="00289ea2"/>
    </style:style>
    <style:style style:name="T28" style:family="text">
      <style:text-properties fo:color="#800000" fo:font-weight="bold" officeooo:rsid="002b8889"/>
    </style:style>
    <style:style style:name="T29" style:family="text">
      <style:text-properties fo:color="#800000" fo:font-size="10pt" fo:font-weight="bold" officeooo:rsid="0025e9ba" fo:background-color="transparent" style:font-size-asian="10pt" style:font-size-complex="10pt"/>
    </style:style>
    <style:style style:name="T30" style:family="text">
      <style:text-properties fo:color="#800000" officeooo:rsid="0025e9ba" fo:background-color="transparent"/>
    </style:style>
    <style:style style:name="T31" style:family="text">
      <style:text-properties fo:color="#800000" officeooo:rsid="0026110f" fo:background-color="transparent"/>
    </style:style>
    <style:style style:name="T32" style:family="text">
      <style:text-properties fo:color="#800000" officeooo:rsid="00282f6a" fo:background-color="transparent"/>
    </style:style>
    <style:style style:name="T33" style:family="text">
      <style:text-properties fo:color="#800000" officeooo:rsid="00289ea2"/>
    </style:style>
    <style:style style:name="T34" style:family="text">
      <style:text-properties fo:color="#800000" officeooo:rsid="002b8889"/>
    </style:style>
    <style:style style:name="T35" style:family="text">
      <style:text-properties fo:color="#800000" officeooo:rsid="002d1d46"/>
    </style:style>
    <style:style style:name="T36" style:family="text">
      <style:text-properties fo:color="#800000" style:text-underline-style="solid" style:text-underline-width="auto" style:text-underline-color="font-color" fo:font-weight="bold"/>
    </style:style>
    <style:style style:name="T37" style:family="text">
      <style:text-properties fo:color="#800000" style:text-underline-style="none" fo:font-weight="bold"/>
    </style:style>
    <style:style style:name="T38" style:family="text">
      <style:text-properties fo:color="#bb7977"/>
    </style:style>
    <style:style style:name="T39" style:family="text">
      <style:text-properties fo:color="#bb7977" officeooo:rsid="001ca627"/>
    </style:style>
    <style:style style:name="T40" style:family="text">
      <style:text-properties fo:color="#bb7977" officeooo:rsid="001d3e74"/>
    </style:style>
    <style:style style:name="T41" style:family="text">
      <style:text-properties fo:color="#bb7977" officeooo:rsid="001e2024"/>
    </style:style>
    <style:style style:name="T42" style:family="text">
      <style:text-properties fo:color="#bb7977" officeooo:rsid="001f9f0a" fo:background-color="transparent"/>
    </style:style>
    <style:style style:name="T43" style:family="text">
      <style:text-properties fo:color="#bb7977" officeooo:rsid="0022abc3" fo:background-color="transparent"/>
    </style:style>
    <style:style style:name="T44" style:family="text">
      <style:text-properties fo:color="#bb7977" officeooo:rsid="0025e9ba" fo:background-color="transparent"/>
    </style:style>
    <style:style style:name="T45" style:family="text">
      <style:text-properties fo:color="#bb7977" officeooo:rsid="0026110f" fo:background-color="transparent"/>
    </style:style>
    <style:style style:name="T46" style:family="text">
      <style:text-properties fo:color="#bb7977" officeooo:rsid="0027ba2a" fo:background-color="transparent"/>
    </style:style>
    <style:style style:name="T47" style:family="text">
      <style:text-properties fo:color="#bb7977" officeooo:rsid="00282f6a" fo:background-color="transparent"/>
    </style:style>
    <style:style style:name="T48" style:family="text">
      <style:text-properties fo:color="#bb7977" officeooo:rsid="00285b05" fo:background-color="transparent"/>
    </style:style>
    <style:style style:name="T49" style:family="text">
      <style:text-properties fo:color="#bb7977" officeooo:rsid="002884da" fo:background-color="transparent"/>
    </style:style>
    <style:style style:name="T50" style:family="text">
      <style:text-properties fo:color="#bb7977" officeooo:rsid="00289ea2" fo:background-color="transparent"/>
    </style:style>
    <style:style style:name="T51" style:family="text">
      <style:text-properties fo:color="#bb7977" fo:font-size="10pt" officeooo:rsid="0025e9ba" fo:background-color="transparent" style:font-size-asian="10pt" style:font-size-complex="10pt"/>
    </style:style>
    <style:style style:name="T52" style:family="text">
      <style:text-properties fo:color="#bb7977" officeooo:rsid="00289ea2"/>
    </style:style>
    <style:style style:name="T53" style:family="text">
      <style:text-properties fo:color="#bb7977" style:text-underline-style="solid" style:text-underline-width="auto" style:text-underline-color="font-color"/>
    </style:style>
    <style:style style:name="T54" style:family="text">
      <style:text-properties fo:color="#bb7977" style:text-underline-style="none"/>
    </style:style>
    <style:style style:name="T55" style:family="text">
      <style:text-properties fo:color="#800080"/>
    </style:style>
    <style:style style:name="T56" style:family="text">
      <style:text-properties fo:color="#800080" officeooo:rsid="001be888"/>
    </style:style>
    <style:style style:name="T57" style:family="text">
      <style:text-properties fo:color="#800080" officeooo:rsid="001ca627"/>
    </style:style>
    <style:style style:name="T58" style:family="text">
      <style:text-properties fo:color="#800080" officeooo:rsid="0022abc3" fo:background-color="transparent"/>
    </style:style>
    <style:style style:name="T59" style:family="text">
      <style:text-properties fo:color="#800080" officeooo:rsid="0025e9ba" fo:background-color="transparent"/>
    </style:style>
    <style:style style:name="T60" style:family="text">
      <style:text-properties fo:color="#800080" officeooo:rsid="0026110f" fo:background-color="transparent"/>
    </style:style>
    <style:style style:name="T61" style:family="text">
      <style:text-properties fo:color="#800080" officeooo:rsid="0027ba2a" fo:background-color="transparent"/>
    </style:style>
    <style:style style:name="T62" style:family="text">
      <style:text-properties fo:color="#800080" officeooo:rsid="00282f6a" fo:background-color="transparent"/>
    </style:style>
    <style:style style:name="T63" style:family="text">
      <style:text-properties fo:color="#800080" officeooo:rsid="00285b05" fo:background-color="transparent"/>
    </style:style>
    <style:style style:name="T64" style:family="text">
      <style:text-properties fo:color="#800080" officeooo:rsid="002884da" fo:background-color="transparent"/>
    </style:style>
    <style:style style:name="T65" style:family="text">
      <style:text-properties fo:color="#800080" officeooo:rsid="00289ea2" fo:background-color="transparent"/>
    </style:style>
    <style:style style:name="T66" style:family="text">
      <style:text-properties fo:color="#800080" fo:font-size="10pt" officeooo:rsid="0025e9ba" fo:background-color="transparent" style:font-size-asian="10pt" style:font-size-complex="10pt"/>
    </style:style>
    <style:style style:name="T67" style:family="text">
      <style:text-properties fo:color="#800080" officeooo:rsid="00289ea2"/>
    </style:style>
    <style:style style:name="T68" style:family="text">
      <style:text-properties fo:color="#800080" officeooo:rsid="002a0616"/>
    </style:style>
    <style:style style:name="T69" style:family="text">
      <style:text-properties fo:color="#800080" officeooo:rsid="002b8889"/>
    </style:style>
    <style:style style:name="T70" style:family="text">
      <style:text-properties fo:color="#800080" officeooo:rsid="002d1d46"/>
    </style:style>
    <style:style style:name="T71" style:family="text">
      <style:text-properties fo:color="#800080" officeooo:rsid="002e0ec7"/>
    </style:style>
    <style:style style:name="T72" style:family="text">
      <style:text-properties fo:color="#800080" style:text-underline-style="solid" style:text-underline-width="auto" style:text-underline-color="font-color"/>
    </style:style>
    <style:style style:name="T73" style:family="text">
      <style:text-properties fo:color="#800080" style:text-underline-style="none"/>
    </style:style>
    <style:style style:name="T74" style:family="text">
      <style:text-properties fo:color="#800080" fo:font-size="12pt" officeooo:rsid="002e0ec7" style:font-size-asian="12pt" style:font-size-complex="12pt"/>
    </style:style>
    <style:style style:name="T75" style:family="text">
      <style:text-properties fo:color="#000000" fo:font-size="14pt" fo:font-weight="bold" officeooo:rsid="001e2024" fo:background-color="transparent" style:font-size-asian="14pt" style:font-weight-asian="bold" style:font-size-complex="14pt" style:font-weight-complex="bold"/>
    </style:style>
    <style:style style:name="T76" style:family="text">
      <style:text-properties fo:color="#000000" fo:font-size="14pt" fo:font-weight="bold" officeooo:rsid="001f9f0a" fo:background-color="transparent" style:font-size-asian="14pt" style:font-weight-asian="bold" style:font-size-complex="14pt" style:font-weight-complex="bold"/>
    </style:style>
    <style:style style:name="T77" style:family="text">
      <style:text-properties fo:color="#000000" fo:font-weight="bold" officeooo:rsid="001e2024" fo:background-color="transparent" style:font-weight-asian="bold" style:font-weight-complex="bold"/>
    </style:style>
    <style:style style:name="T78" style:family="text">
      <style:text-properties fo:color="#000000" fo:font-weight="bold" officeooo:rsid="001f9f0a" fo:background-color="transparent" style:font-weight-asian="bold" style:font-weight-complex="bold"/>
    </style:style>
    <style:style style:name="T79" style:family="text">
      <style:text-properties fo:color="#000000" officeooo:rsid="001e2024" fo:background-color="transparent"/>
    </style:style>
    <style:style style:name="T80" style:family="text">
      <style:text-properties fo:color="#000000" officeooo:rsid="001f9f0a" fo:background-color="transparent"/>
    </style:style>
    <style:style style:name="T81" style:family="text">
      <style:text-properties officeooo:rsid="001ca627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fo:font-size="12pt" fo:font-weight="normal" officeooo:rsid="0026110f" fo:background-color="transparent" style:font-size-asian="12pt" style:font-weight-asian="normal" style:font-size-complex="12pt" style:font-weight-complex="normal"/>
    </style:style>
    <style:style style:name="T84" style:family="text">
      <style:text-properties style:use-window-font-color="true" fo:font-size="12pt" fo:font-weight="normal" officeooo:rsid="002e0ec7" style:font-size-asian="12pt" style:font-weight-asian="normal" style:font-size-complex="12pt" style:font-weight-complex="normal"/>
    </style:style>
    <style:style style:name="T85" style:family="text">
      <style:text-properties style:use-window-font-color="true" fo:font-size="12pt" fo:font-weight="normal" officeooo:rsid="002d1d46" style:font-size-asian="12pt" style:font-weight-asian="normal" style:font-size-complex="12pt" style:font-weight-complex="normal"/>
    </style:style>
    <style:style style:name="T86" style:family="text">
      <style:text-properties style:use-window-font-color="true" fo:font-size="12pt" fo:font-weight="normal" officeooo:rsid="0036a67d" style:font-size-asian="12pt" style:font-weight-asian="normal" style:font-size-complex="12pt" style:font-weight-complex="normal"/>
    </style:style>
    <style:style style:name="T87" style:family="text">
      <style:text-properties style:use-window-font-color="true" fo:font-size="12pt" officeooo:rsid="002e0ec7" style:font-size-asian="12pt" style:font-size-complex="12pt"/>
    </style:style>
    <style:style style:name="T88" style:family="text">
      <style:text-properties style:use-window-font-color="true" fo:font-size="12pt" officeooo:rsid="002d1d46" style:font-size-asian="12pt" style:font-size-complex="12pt"/>
    </style:style>
    <style:style style:name="T89" style:family="text">
      <style:text-properties style:use-window-font-color="true" fo:background-color="transparent"/>
    </style:style>
    <style:style style:name="T90" style:family="text">
      <style:text-properties style:use-window-font-color="true" style:text-underline-style="solid" style:text-underline-width="auto" style:text-underline-color="font-color"/>
    </style:style>
    <style:style style:name="T9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92" style:family="text">
      <style:text-properties style:use-window-font-color="true" style:text-underline-style="none"/>
    </style:style>
    <style:style style:name="T93" style:family="text">
      <style:text-properties style:use-window-font-color="true" style:text-underline-style="none" fo:background-color="transparent"/>
    </style:style>
    <style:style style:name="T94" style:family="text">
      <style:text-properties fo:font-size="12pt" officeooo:rsid="002d1d46" style:font-size-asian="12pt" style:font-size-complex="12pt"/>
    </style:style>
    <style:style style:name="T95" style:family="text">
      <style:text-properties fo:font-size="12pt" officeooo:rsid="002e0ec7" style:font-size-asian="12pt" style:font-size-complex="12pt"/>
    </style:style>
    <style:style style:name="T96" style:family="text">
      <style:text-properties fo:background-color="transparent"/>
    </style:style>
    <style:style style:name="T97" style:family="text">
      <style:text-properties officeooo:rsid="001f9f0a" fo:background-color="transparent"/>
    </style:style>
    <style:style style:name="T98" style:family="text">
      <style:text-properties officeooo:rsid="0022abc3" fo:background-color="transparent"/>
    </style:style>
    <style:style style:name="T99" style:family="text">
      <style:text-properties officeooo:rsid="0025e9ba" fo:background-color="transparent"/>
    </style:style>
    <style:style style:name="T100" style:family="text">
      <style:text-properties officeooo:rsid="0026110f" fo:background-color="transparent"/>
    </style:style>
    <style:style style:name="T101" style:family="text">
      <style:text-properties officeooo:rsid="0026bb34" fo:background-color="transparent"/>
    </style:style>
    <style:style style:name="T102" style:family="text">
      <style:text-properties officeooo:rsid="0027ba2a" fo:background-color="transparent"/>
    </style:style>
    <style:style style:name="T103" style:family="text">
      <style:text-properties officeooo:rsid="00282f6a" fo:background-color="transparent"/>
    </style:style>
    <style:style style:name="T104" style:family="text">
      <style:text-properties officeooo:rsid="00285b05" fo:background-color="transparent"/>
    </style:style>
    <style:style style:name="T105" style:family="text">
      <style:text-properties officeooo:rsid="002884da" fo:background-color="transparent"/>
    </style:style>
    <style:style style:name="T106" style:family="text">
      <style:text-properties officeooo:rsid="00289ea2" fo:background-color="transparent"/>
    </style:style>
    <style:style style:name="T107" style:family="text">
      <style:text-properties fo:color="#0084d1"/>
    </style:style>
    <style:style style:name="T108" style:family="text">
      <style:text-properties fo:color="#0084d1" style:text-underline-style="solid" style:text-underline-width="auto" style:text-underline-color="font-color"/>
    </style:style>
    <style:style style:name="T109" style:family="text">
      <style:text-properties fo:color="#0084d1" style:text-underline-style="none"/>
    </style:style>
    <style:style style:name="T110" style:family="text">
      <style:text-properties officeooo:rsid="001d3e74"/>
    </style:style>
    <style:style style:name="T111" style:family="text">
      <style:text-properties fo:font-size="10pt" officeooo:rsid="0025e9ba" fo:background-color="transparent" style:font-size-asian="10pt" style:font-size-complex="10pt"/>
    </style:style>
    <style:style style:name="T112" style:family="text">
      <style:text-properties fo:background-color="#ffff00"/>
    </style:style>
    <style:style style:name="T113" style:family="text">
      <style:text-properties officeooo:rsid="00289ea2"/>
    </style:style>
    <style:style style:name="T114" style:family="text">
      <style:text-properties officeooo:rsid="002a0616"/>
    </style:style>
    <style:style style:name="T115" style:family="text">
      <style:text-properties officeooo:rsid="002b8889"/>
    </style:style>
    <style:style style:name="T116" style:family="text">
      <style:text-properties officeooo:rsid="002d1d46"/>
    </style:style>
    <style:style style:name="T117" style:family="text">
      <style:text-properties officeooo:rsid="002e0ec7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none"/>
    </style:style>
    <style:style style:name="T120" style:family="text">
      <style:text-properties officeooo:rsid="0030a07d"/>
    </style:style>
    <style:style style:name="T121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0">Uma Visão Geral sobre lzRichEdit:</text:span></text:p>
      <text:p text:style-name="P3"><text:span text:style-name="T120"/></text:p>
      <text:p text:style-name="P3"><text:span text:style-name="T120">Esse componete foi criado para tentar solucionar ou pelo menos amenizar a falta de um componete editor Rich Text, esse componete funciona em duas plataformas Linux/Windows, e tem formas diferentes de funcionar em ambos OSs. O controle rich text no Windows é provido por uma biblioteca(API) e por isso é muito mais </text:span><text:span text:style-name="T120"><office:annotation><dc:creator>Elson Junio G. Silva Silva</dc:creator><dc:date>2011-01-15T12:13:01</dc:date><text:p text:style-name="P61"><text:span text:style-name="T121">uma vez que Rich Text foi desenvolvido pela MS não tem porque sua API funcionar mal.</text:span></text:p></office:annotation></text:span><text:span text:style-name="T120">rápida e eficaz do que a versão Linux. No Linux a leitura do arquivo rich text é fita pela RTFPars do FPC ou seja pela classe TRTFParser, com algumas alterações para suportar imagens, logo essa classe é um lenta para tratar arquivos rich text </text:span><text:span text:style-name="T120"><office:annotation><dc:creator>Elson Junio G. Silva Silva</dc:creator><dc:date>2011-01-15T12:13:50</dc:date><text:p text:style-name="P61"><text:span text:style-name="T121">tabelas e outros objetos</text:span></text:p></office:annotation></text:span><text:span text:style-name="T120">complexos, a versão para Linux suporta apenas formatação de texto, parágrafo e imagens e a Windows suporta tudo que o que o Ole e a API windows pode </text:span><text:span text:style-name="T120"><office:annotation><dc:creator>Elson Junio G. Silva Silva</dc:creator><dc:date>2011-01-15T12:14:11</dc:date><text:p text:style-name="P61"><text:span text:style-name="T121">exeto o que não implementei como links e outros...</text:span></text:p></office:annotation></text:span><text:span text:style-name="T120">oferecer.</text:span></text:p>
      <text:p text:style-name="P2"><text:span text:style-name="T1"/></text:p>
      <text:p text:style-name="P2"><text:span text:style-name="T1">type</text:span></text:p>
      <text:p text:style-name="P6"/>
      <text:p text:style-name="P10"><text:s text:c="2"/><text:span text:style-name="T2">{ TCustomlzRichEdit }</text:span></text:p>
      <text:p text:style-name="P6"/>
      <text:p text:style-name="P10"><text:s text:c="2"/>TCustomlzRichEdit <text:span text:style-name="T3">=</text:span> <text:span text:style-name="T23">class</text:span><text:span text:style-name="T3">(</text:span>TCustomMemo<text:span text:style-name="T3">)</text:span></text:p>
      <text:p text:style-name="P10"><text:span text:style-name="T119"><text:s text:c="4"/></text:span><text:a xlink:type="simple" xlink:href="#NumberingParams"><text:span text:style-name="T109">NumberingParams</text:span></text:a><text:a xlink:type="simple" xlink:href="#NumberingParams"><text:span text:style-name="T21">:</text:span></text:a><text:a xlink:type="simple" xlink:href="#NumberingParams"><text:span text:style-name="T119"> TNumberingParams</text:span></text:a><text:a xlink:type="simple" xlink:href="#NumberingParams"><text:span text:style-name="T73">;</text:span></text:a></text:p>
      <text:p text:style-name="P10"><text:span text:style-name="T119"><text:s text:c="4"/></text:span><text:a xlink:type="simple" xlink:href="#PlainText"><text:span text:style-name="T37">property</text:span></text:a><text:a xlink:type="simple" xlink:href="#PlainText"><text:span text:style-name="T119"> </text:span></text:a><text:a xlink:type="simple" xlink:href="#PlainText"><text:span text:style-name="T109">PlainText</text:span></text:a><text:a xlink:type="simple" xlink:href="#PlainText"><text:span text:style-name="T21">:</text:span></text:a><text:a xlink:type="simple" xlink:href="#PlainText"><text:span text:style-name="T119"> </text:span></text:a><text:a xlink:type="simple" xlink:href="#PlainText"><text:span text:style-name="T54">boolean;</text:span></text:a></text:p>
      <text:p text:style-name="P10"><text:span text:style-name="T119"><text:s text:c="4"/></text:span><text:a xlink:type="simple" xlink:href="#RichOle"><text:span text:style-name="T37">property</text:span></text:a><text:a xlink:type="simple" xlink:href="#RichOle"><text:span text:style-name="T119"> </text:span></text:a><text:a xlink:type="simple" xlink:href="#RichOle"><text:span text:style-name="T109">RichOle</text:span></text:a><text:a xlink:type="simple" xlink:href="#RichOle"><text:span text:style-name="T21">:</text:span></text:a><text:a xlink:type="simple" xlink:href="#RichOle"><text:span text:style-name="T119"> </text:span></text:a><text:a xlink:type="simple" xlink:href="#RichOle"><text:span text:style-name="T54">Pointer;</text:span></text:a></text:p>
      <text:p text:style-name="P10"><text:span text:style-name="T119"><text:s text:c="4"/></text:span><text:a xlink:type="simple" xlink:href="#ActiveRichOle"><text:span text:style-name="T37">property</text:span></text:a><text:a xlink:type="simple" xlink:href="#ActiveRichOle"><text:span text:style-name="T119"> </text:span></text:a><text:a xlink:type="simple" xlink:href="#ActiveRichOle"><text:span text:style-name="T109">ActiveRichOle</text:span></text:a><text:a xlink:type="simple" xlink:href="#ActiveRichOle"><text:span text:style-name="T21">:</text:span></text:a><text:a xlink:type="simple" xlink:href="#ActiveRichOle"><text:span text:style-name="T119"> </text:span></text:a><text:a xlink:type="simple" xlink:href="#ActiveRichOle"><text:span text:style-name="T54">boolean;</text:span></text:a></text:p>
      <text:p text:style-name="P10"><text:span text:style-name="T119"><text:s text:c="4"/></text:span><text:a xlink:type="simple" xlink:href="#SetSelection"><text:span text:style-name="T37">procedure</text:span></text:a><text:a xlink:type="simple" xlink:href="#SetSelection"><text:span text:style-name="T119"> </text:span></text:a><text:a xlink:type="simple" xlink:href="#SetSelection"><text:span text:style-name="T109">SetSelection</text:span></text:a><text:a xlink:type="simple" xlink:href="#SetSelection"><text:span text:style-name="T21">(</text:span></text:a><text:a xlink:type="simple" xlink:href="#SetSelection"><text:span text:style-name="T92">StartPos</text:span></text:a><text:a xlink:type="simple" xlink:href="#SetSelection"><text:span text:style-name="T21">,</text:span></text:a><text:a xlink:type="simple" xlink:href="#SetSelection"><text:span text:style-name="T119"> </text:span></text:a><text:a xlink:type="simple" xlink:href="#SetSelection"><text:span text:style-name="T92">EndPos</text:span></text:a><text:a xlink:type="simple" xlink:href="#SetSelection"><text:span text:style-name="T21">:</text:span></text:a><text:a xlink:type="simple" xlink:href="#SetSelection"><text:span text:style-name="T119"> </text:span></text:a><text:a xlink:type="simple" xlink:href="#SetSelection"><text:span text:style-name="T54">integer</text:span></text:a><text:a xlink:type="simple" xlink:href="#SetSelection"><text:span text:style-name="T73">;</text:span></text:a><text:a xlink:type="simple" xlink:href="#SetSelection"><text:span text:style-name="T119"> </text:span></text:a><text:a xlink:type="simple" xlink:href="#SetSelection"><text:span text:style-name="T92">ScrollCaret</text:span></text:a><text:a xlink:type="simple" xlink:href="#SetSelection"><text:span text:style-name="T21">:</text:span></text:a><text:a xlink:type="simple" xlink:href="#SetSelection"><text:span text:style-name="T119"> </text:span></text:a><text:a xlink:type="simple" xlink:href="#SetSelection"><text:span text:style-name="T54">boolean</text:span></text:a><text:a xlink:type="simple" xlink:href="#SetSelection"><text:span text:style-name="T21">)</text:span></text:a><text:a xlink:type="simple" xlink:href="#SetSelection"><text:span text:style-name="T73">;</text:span></text:a></text:p>
      <text:p text:style-name="P10"><text:span text:style-name="T119"><text:s text:c="4"/></text:span><text:a xlink:type="simple" xlink:href="#SetTextAttributes"><text:span text:style-name="T37">procedure</text:span></text:a><text:a xlink:type="simple" xlink:href="#SetTextAttributes"><text:span text:style-name="T119"> </text:span></text:a><text:a xlink:type="simple" xlink:href="#SetTextAttributes"><text:span text:style-name="T109">SetTextAttributes</text:span></text:a><text:a xlink:type="simple" xlink:href="#SetTextAttributes"><text:span text:style-name="T21">(</text:span></text:a><text:a xlink:type="simple" xlink:href="#SetTextAttributes"><text:span text:style-name="T92">iSelStart</text:span></text:a><text:a xlink:type="simple" xlink:href="#SetTextAttributes"><text:span text:style-name="T21">,</text:span></text:a><text:a xlink:type="simple" xlink:href="#SetTextAttributes"><text:span text:style-name="T119"> </text:span></text:a><text:a xlink:type="simple" xlink:href="#SetTextAttributes"><text:span text:style-name="T92">iSelLength</text:span></text:a><text:a xlink:type="simple" xlink:href="#SetTextAttributes"><text:span text:style-name="T21">:</text:span></text:a><text:a xlink:type="simple" xlink:href="#SetTextAttributes"><text:span text:style-name="T119"> </text:span></text:a><text:a xlink:type="simple" xlink:href="#SetTextAttributes"><text:span text:style-name="T54">integer</text:span></text:a><text:a xlink:type="simple" xlink:href="#SetTextAttributes"><text:span text:style-name="T73">; </text:span></text:a><text:a xlink:type="simple" xlink:href="#SetTextAttributes"><text:span text:style-name="T37">const</text:span></text:a><text:a xlink:type="simple" xlink:href="#SetTextAttributes"><text:span text:style-name="T119"> </text:span></text:a><text:a xlink:type="simple" xlink:href="#SetTextAttributes"><text:span text:style-name="T92">TextParams</text:span></text:a><text:a xlink:type="simple" xlink:href="#SetTextAttributes"><text:span text:style-name="T21">:</text:span></text:a><text:a xlink:type="simple" xlink:href="#SetTextAttributes"><text:span text:style-name="T119"> </text:span></text:a><text:a xlink:type="simple" xlink:href="#SetTextAttributes"><text:span text:style-name="T92">TlzFontParams</text:span></text:a><text:a xlink:type="simple" xlink:href="#SetTextAttributes"><text:span text:style-name="T21">)</text:span></text:a><text:a xlink:type="simple" xlink:href="#SetTextAttributes"><text:span text:style-name="T73">;</text:span></text:a></text:p>
      <text:p text:style-name="P10"><text:span text:style-name="T119"><text:s text:c="4"/></text:span><text:a xlink:type="simple" xlink:href="#SetTextAttributes"><text:span text:style-name="T37">procedure</text:span></text:a><text:a xlink:type="simple" xlink:href="#SetTextAttributes"><text:span text:style-name="T119"> </text:span></text:a><text:a xlink:type="simple" xlink:href="#SetTextAttributes"><text:span text:style-name="T109">SetTextAttributes</text:span></text:a><text:a xlink:type="simple" xlink:href="#SetTextAttributes"><text:span text:style-name="T21">(</text:span></text:a><text:a xlink:type="simple" xlink:href="#SetTextAttributes"><text:span text:style-name="T92">iSelStart</text:span></text:a><text:a xlink:type="simple" xlink:href="#SetTextAttributes"><text:span text:style-name="T21">,</text:span></text:a><text:a xlink:type="simple" xlink:href="#SetTextAttributes"><text:span text:style-name="T119"> </text:span></text:a><text:a xlink:type="simple" xlink:href="#SetTextAttributes"><text:span text:style-name="T92">iSelLength</text:span></text:a><text:a xlink:type="simple" xlink:href="#SetTextAttributes"><text:span text:style-name="T21">:</text:span></text:a><text:a xlink:type="simple" xlink:href="#SetTextAttributes"><text:span text:style-name="T119"> </text:span></text:a><text:a xlink:type="simple" xlink:href="#SetTextAttributes"><text:span text:style-name="T54">integer</text:span></text:a><text:a xlink:type="simple" xlink:href="#SetTextAttributes"><text:span text:style-name="T73">; </text:span></text:a><text:a xlink:type="simple" xlink:href="#SetTextAttributes"><text:span text:style-name="T37">const</text:span></text:a><text:a xlink:type="simple" xlink:href="#SetTextAttributes"><text:span text:style-name="T119"> </text:span></text:a><text:a xlink:type="simple" xlink:href="#SetTextAttributes"><text:span text:style-name="T92">iFont</text:span></text:a><text:a xlink:type="simple" xlink:href="#SetTextAttributes"><text:span text:style-name="T21">:</text:span></text:a><text:a xlink:type="simple" xlink:href="#SetTextAttributes"><text:span text:style-name="T119"> </text:span></text:a><text:a xlink:type="simple" xlink:href="#SetTextAttributes"><text:span text:style-name="T92">TFont</text:span></text:a><text:a xlink:type="simple" xlink:href="#SetTextAttributes"><text:span text:style-name="T21">)</text:span></text:a><text:a xlink:type="simple" xlink:href="#SetTextAttributes"><text:span text:style-name="T73">;</text:span></text:a></text:p>
      <text:p text:style-name="P10"><text:span text:style-name="T119"><text:s text:c="4"/></text:span><text:a xlink:type="simple" xlink:href="#GetTextAttributes"><text:span text:style-name="T37">procedure</text:span></text:a><text:a xlink:type="simple" xlink:href="#GetTextAttributes"><text:span text:style-name="T119"> </text:span></text:a><text:a xlink:type="simple" xlink:href="#GetTextAttributes"><text:span text:style-name="T109">GetTextAttributes</text:span></text:a><text:a xlink:type="simple" xlink:href="#GetTextAttributes"><text:span text:style-name="T21">(</text:span></text:a><text:a xlink:type="simple" xlink:href="#GetTextAttributes"><text:span text:style-name="T92">Position</text:span></text:a><text:a xlink:type="simple" xlink:href="#GetTextAttributes"><text:span text:style-name="T21">:</text:span></text:a><text:a xlink:type="simple" xlink:href="#GetTextAttributes"><text:span text:style-name="T119"> </text:span></text:a><text:a xlink:type="simple" xlink:href="#GetTextAttributes"><text:span text:style-name="T54">integer</text:span></text:a><text:a xlink:type="simple" xlink:href="#GetTextAttributes"><text:span text:style-name="T73">;</text:span></text:a><text:a xlink:type="simple" xlink:href="#GetTextAttributes"><text:span text:style-name="T119"> </text:span></text:a><text:a xlink:type="simple" xlink:href="#GetTextAttributes"><text:span text:style-name="T37">var</text:span></text:a><text:a xlink:type="simple" xlink:href="#GetTextAttributes"><text:span text:style-name="T119"> </text:span></text:a><text:a xlink:type="simple" xlink:href="#GetTextAttributes"><text:span text:style-name="T93">Params</text:span></text:a><text:a xlink:type="simple" xlink:href="#GetTextAttributes"><text:span text:style-name="T21">:</text:span></text:a><text:a xlink:type="simple" xlink:href="#GetTextAttributes"><text:span text:style-name="T119"> </text:span></text:a><text:a xlink:type="simple" xlink:href="#GetTextAttributes"><text:span text:style-name="T92">TlzFontParams</text:span></text:a><text:a xlink:type="simple" xlink:href="#GetTextAttributes"><text:span text:style-name="T21">)</text:span></text:a><text:a xlink:type="simple" xlink:href="#GetTextAttributes"><text:span text:style-name="T73">;</text:span></text:a><text:span text:style-name="T119"> </text:span></text:p>
      <text:p text:style-name="P10"><text:span text:style-name="T119"><text:s text:c="4"/></text:span><text:a xlink:type="simple" xlink:href="#SetAlignment"><text:span text:style-name="T37">procedure</text:span></text:a><text:a xlink:type="simple" xlink:href="#SetAlignment"><text:span text:style-name="T119"> </text:span></text:a><text:a xlink:type="simple" xlink:href="#SetAlignment"><text:span text:style-name="T109">SetAlignment</text:span></text:a><text:a xlink:type="simple" xlink:href="#SetAlignment"><text:span text:style-name="T21">(</text:span></text:a><text:a xlink:type="simple" xlink:href="#SetAlignment"><text:span text:style-name="T92">iSelStart</text:span></text:a><text:a xlink:type="simple" xlink:href="#SetAlignment"><text:span text:style-name="T21">,</text:span></text:a><text:a xlink:type="simple" xlink:href="#SetAlignment"><text:span text:style-name="T119"> </text:span></text:a><text:a xlink:type="simple" xlink:href="#SetAlignment"><text:span text:style-name="T92">iSelLength</text:span></text:a><text:a xlink:type="simple" xlink:href="#SetAlignment"><text:span text:style-name="T21">:</text:span></text:a><text:a xlink:type="simple" xlink:href="#SetAlignment"><text:span text:style-name="T119"> </text:span></text:a><text:a xlink:type="simple" xlink:href="#SetAlignment"><text:span text:style-name="T54">integer</text:span></text:a><text:a xlink:type="simple" xlink:href="#SetAlignment"><text:span text:style-name="T73">;</text:span></text:a><text:a xlink:type="simple" xlink:href="#SetAlignment"><text:span text:style-name="T119"> </text:span></text:a><text:a xlink:type="simple" xlink:href="#SetAlignment"><text:span text:style-name="T92">iAlignment</text:span></text:a><text:a xlink:type="simple" xlink:href="#SetAlignment"><text:span text:style-name="T21">:</text:span></text:a><text:a xlink:type="simple" xlink:href="#SetAlignment"><text:span text:style-name="T119"> </text:span></text:a><text:a xlink:type="simple" xlink:href="#SetAlignment"><text:span text:style-name="T92">TlzRichEdit_Align</text:span></text:a><text:a xlink:type="simple" xlink:href="#SetAlignment"><text:span text:style-name="T21">)</text:span></text:a><text:a xlink:type="simple" xlink:href="#SetAlignment"><text:span text:style-name="T73">;</text:span></text:a></text:p>
      <text:p text:style-name="P10"><text:span text:style-name="T119"><text:s text:c="4"/></text:span><text:a xlink:type="simple" xlink:href="#GetAlignment"><text:span text:style-name="T37">procedure</text:span></text:a><text:a xlink:type="simple" xlink:href="#GetAlignment"><text:span text:style-name="T119"> </text:span></text:a><text:a xlink:type="simple" xlink:href="#GetAlignment"><text:span text:style-name="T109">GetAlignment</text:span></text:a><text:a xlink:type="simple" xlink:href="#GetAlignment"><text:span text:style-name="T21">(</text:span></text:a><text:a xlink:type="simple" xlink:href="#GetAlignment"><text:span text:style-name="T92">Position</text:span></text:a><text:a xlink:type="simple" xlink:href="#GetAlignment"><text:span text:style-name="T21">:</text:span></text:a><text:a xlink:type="simple" xlink:href="#GetAlignment"><text:span text:style-name="T119"> </text:span></text:a><text:a xlink:type="simple" xlink:href="#GetAlignment"><text:span text:style-name="T54">integer</text:span></text:a><text:a xlink:type="simple" xlink:href="#GetAlignment"><text:span text:style-name="T73">;</text:span></text:a><text:a xlink:type="simple" xlink:href="#GetAlignment"><text:span text:style-name="T119"> </text:span></text:a><text:a xlink:type="simple" xlink:href="#GetAlignment"><text:span text:style-name="T37">var</text:span></text:a><text:a xlink:type="simple" xlink:href="#GetAlignment"><text:span text:style-name="T119"> </text:span></text:a><text:a xlink:type="simple" xlink:href="#GetAlignment"><text:span text:style-name="T92">iAlignment</text:span></text:a><text:a xlink:type="simple" xlink:href="#GetAlignment"><text:span text:style-name="T21">:</text:span></text:a><text:a xlink:type="simple" xlink:href="#GetAlignment"><text:span text:style-name="T119"> </text:span></text:a><text:a xlink:type="simple" xlink:href="#GetAlignment"><text:span text:style-name="T92">TlzRichEdit_Align</text:span></text:a><text:a xlink:type="simple" xlink:href="#GetAlignment"><text:span text:style-name="T21">)</text:span></text:a><text:a xlink:type="simple" xlink:href="#GetAlignment"><text:span text:style-name="T73">;</text:span></text:a></text:p>
      <text:p text:style-name="P10"><text:span text:style-name="T119"><text:s text:c="4"/></text:span><text:a xlink:type="simple" xlink:href="#SetAlignment"><text:span text:style-name="T37">procedure</text:span></text:a><text:a xlink:type="simple" xlink:href="#SetAlignment"><text:span text:style-name="T119"> </text:span></text:a><text:a xlink:type="simple" xlink:href="#SetAlignment"><text:span text:style-name="T109">SetNumbering</text:span></text:a><text:a xlink:type="simple" xlink:href="#SetAlignment"><text:span text:style-name="T21">(</text:span></text:a><text:a xlink:type="simple" xlink:href="#SetAlignment"><text:span text:style-name="T92">N</text:span></text:a><text:a xlink:type="simple" xlink:href="#SetAlignment"><text:span text:style-name="T21">:</text:span></text:a><text:a xlink:type="simple" xlink:href="#SetAlignment"><text:span text:style-name="T119"> </text:span></text:a><text:a xlink:type="simple" xlink:href="#SetAlignment"><text:span text:style-name="T54">boolean</text:span></text:a><text:a xlink:type="simple" xlink:href="#SetAlignment"><text:span text:style-name="T21">)</text:span></text:a><text:a xlink:type="simple" xlink:href="#SetAlignment"><text:span text:style-name="T73">;</text:span></text:a></text:p>
      <text:p text:style-name="P10"><text:span text:style-name="T119"><text:s text:c="4"/></text:span><text:a xlink:type="simple" xlink:href="#GetNumbering"><text:span text:style-name="T37">function</text:span></text:a><text:a xlink:type="simple" xlink:href="#GetNumbering"><text:span text:style-name="T119"> </text:span></text:a><text:a xlink:type="simple" xlink:href="#GetNumbering"><text:span text:style-name="T109">GetNumbering</text:span></text:a><text:a xlink:type="simple" xlink:href="#GetNumbering"><text:span text:style-name="T21">:</text:span></text:a><text:a xlink:type="simple" xlink:href="#GetNumbering"><text:span text:style-name="T119"> </text:span></text:a><text:a xlink:type="simple" xlink:href="#GetNumbering"><text:span text:style-name="T54">boolean</text:span></text:a><text:a xlink:type="simple" xlink:href="#GetNumbering"><text:span text:style-name="T73">;</text:span></text:a></text:p>
      <text:p text:style-name="P10"><text:span text:style-name="T119"><text:s text:c="4"/></text:span><text:a xlink:type="simple" xlink:href="#GetNumbering"><text:span text:style-name="T37">function</text:span></text:a><text:a xlink:type="simple" xlink:href="#GetNumbering"><text:span text:style-name="T119"> </text:span></text:a><text:a xlink:type="simple" xlink:href="#GetNumbering"><text:span text:style-name="T109">GetNumbering</text:span></text:a><text:a xlink:type="simple" xlink:href="#GetNumbering"><text:span text:style-name="T21">(</text:span></text:a><text:a xlink:type="simple" xlink:href="#GetNumbering"><text:span text:style-name="T92">Position</text:span></text:a><text:a xlink:type="simple" xlink:href="#GetNumbering"><text:span text:style-name="T21">:</text:span></text:a><text:a xlink:type="simple" xlink:href="#GetNumbering"><text:span text:style-name="T119"> </text:span></text:a><text:a xlink:type="simple" xlink:href="#GetNumbering"><text:span text:style-name="T54">integer</text:span></text:a><text:a xlink:type="simple" xlink:href="#GetNumbering"><text:span text:style-name="T21">):</text:span></text:a><text:a xlink:type="simple" xlink:href="#GetNumbering"><text:span text:style-name="T119"> </text:span></text:a><text:a xlink:type="simple" xlink:href="#GetNumbering"><text:span text:style-name="T54">boolean</text:span></text:a><text:a xlink:type="simple" xlink:href="#GetNumbering"><text:span text:style-name="T73">;</text:span></text:a></text:p>
      <text:p text:style-name="P10"><text:span text:style-name="T119"><text:s text:c="4"/></text:span><text:a xlink:type="simple" xlink:href="#SetOffSetIndent"><text:span text:style-name="T37">procedure</text:span></text:a><text:a xlink:type="simple" xlink:href="#SetOffSetIndent"><text:span text:style-name="T119"> </text:span></text:a><text:a xlink:type="simple" xlink:href="#SetOffSetIndent"><text:span text:style-name="T109">SetOffSetIndent</text:span></text:a><text:a xlink:type="simple" xlink:href="#SetOffSetIndent"><text:span text:style-name="T21">(</text:span></text:a><text:a xlink:type="simple" xlink:href="#SetOffSetIndent"><text:span text:style-name="T92">iSelStart</text:span></text:a><text:a xlink:type="simple" xlink:href="#SetOffSetIndent"><text:span text:style-name="T21">,</text:span></text:a><text:a xlink:type="simple" xlink:href="#SetOffSetIndent"><text:span text:style-name="T119"> </text:span></text:a><text:a xlink:type="simple" xlink:href="#SetOffSetIndent"><text:span text:style-name="T92">iSelLength</text:span></text:a><text:a xlink:type="simple" xlink:href="#SetOffSetIndent"><text:span text:style-name="T21">:</text:span></text:a><text:a xlink:type="simple" xlink:href="#SetOffSetIndent"><text:span text:style-name="T119"> </text:span></text:a><text:a xlink:type="simple" xlink:href="#SetOffSetIndent"><text:span text:style-name="T54">integer</text:span></text:a><text:a xlink:type="simple" xlink:href="#SetOffSetIndent"><text:span text:style-name="T73">;</text:span></text:a><text:a xlink:type="simple" xlink:href="#SetOffSetIndent"><text:span text:style-name="T119"> I</text:span></text:a><text:a xlink:type="simple" xlink:href="#SetOffSetIndent"><text:span text:style-name="T21">:</text:span></text:a><text:a xlink:type="simple" xlink:href="#SetOffSetIndent"><text:span text:style-name="T119"> </text:span></text:a><text:a xlink:type="simple" xlink:href="#SetOffSetIndent"><text:span text:style-name="T54">integer</text:span></text:a><text:a xlink:type="simple" xlink:href="#SetOffSetIndent"><text:span text:style-name="T21">)</text:span></text:a><text:a xlink:type="simple" xlink:href="#SetOffSetIndent"><text:span text:style-name="T73">;</text:span></text:a></text:p>
      <text:p text:style-name="P10"><text:span text:style-name="T119"><text:s text:c="4"/></text:span><text:a xlink:type="simple" xlink:href="#GetOffSetIndent"><text:span text:style-name="T37">function</text:span></text:a><text:a xlink:type="simple" xlink:href="#GetOffSetIndent"><text:span text:style-name="T119"> </text:span></text:a><text:a xlink:type="simple" xlink:href="#GetOffSetIndent"><text:span text:style-name="T109">GetOffSetIndent</text:span></text:a><text:a xlink:type="simple" xlink:href="#GetOffSetIndent"><text:span text:style-name="T21">:</text:span></text:a><text:a xlink:type="simple" xlink:href="#GetOffSetIndent"><text:span text:style-name="T119"> </text:span></text:a><text:a xlink:type="simple" xlink:href="#GetOffSetIndent"><text:span text:style-name="T54">integer</text:span></text:a><text:a xlink:type="simple" xlink:href="#GetOffSetIndent"><text:span text:style-name="T73">;</text:span></text:a></text:p>
      <text:p text:style-name="P10"><text:span text:style-name="T119"><text:s text:c="4"/></text:span><text:a xlink:type="simple" xlink:href="#SetRightIndent"><text:span text:style-name="T37">procedure</text:span></text:a><text:a xlink:type="simple" xlink:href="#SetRightIndent"><text:span text:style-name="T119"> </text:span></text:a><text:a xlink:type="simple" xlink:href="#SetRightIndent"><text:span text:style-name="T109">SetRightIndent</text:span></text:a><text:a xlink:type="simple" xlink:href="#SetRightIndent"><text:span text:style-name="T21">(</text:span></text:a><text:a xlink:type="simple" xlink:href="#SetRightIndent"><text:span text:style-name="T92">iSelStart</text:span></text:a><text:a xlink:type="simple" xlink:href="#SetRightIndent"><text:span text:style-name="T21">,</text:span></text:a><text:a xlink:type="simple" xlink:href="#SetRightIndent"><text:span text:style-name="T119"> </text:span></text:a><text:a xlink:type="simple" xlink:href="#SetRightIndent"><text:span text:style-name="T92">iSelLength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73">;</text:span></text:a><text:a xlink:type="simple" xlink:href="#SetRightIndent"><text:span text:style-name="T119"> I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21">)</text:span></text:a><text:a xlink:type="simple" xlink:href="#SetRightIndent"><text:span text:style-name="T73">;</text:span></text:a></text:p>
      <text:p text:style-name="P10"><text:span text:style-name="T119"><text:s text:c="4"/></text:span><text:a xlink:type="simple" xlink:href="#SetRightIndent"><text:span text:style-name="T37">procedure</text:span></text:a><text:a xlink:type="simple" xlink:href="#SetRightIndent"><text:span text:style-name="T119"> </text:span></text:a><text:a xlink:type="simple" xlink:href="#SetRightIndent"><text:span text:style-name="T109">GetRightIndent</text:span></text:a><text:a xlink:type="simple" xlink:href="#SetRightIndent"><text:span text:style-name="T21">(</text:span></text:a><text:a xlink:type="simple" xlink:href="#SetRightIndent"><text:span text:style-name="T92">Position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73">;</text:span></text:a><text:a xlink:type="simple" xlink:href="#SetRightIndent"><text:span text:style-name="T119"> </text:span></text:a><text:a xlink:type="simple" xlink:href="#SetRightIndent"><text:span text:style-name="T37">var</text:span></text:a><text:a xlink:type="simple" xlink:href="#SetRightIndent"><text:span text:style-name="T119"> I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21">)</text:span></text:a><text:a xlink:type="simple" xlink:href="#SetRightIndent"><text:span text:style-name="T73">;</text:span></text:a></text:p>
      <text:p text:style-name="P10"><text:span text:style-name="T119"><text:s text:c="4"/></text:span><text:a xlink:type="simple" xlink:href="#SetRightIndent"><text:span text:style-name="T37">procedure</text:span></text:a><text:a xlink:type="simple" xlink:href="#SetRightIndent"><text:span text:style-name="T119"> </text:span></text:a><text:a xlink:type="simple" xlink:href="#SetRightIndent"><text:span text:style-name="T109">SetStartIndent</text:span></text:a><text:a xlink:type="simple" xlink:href="#SetRightIndent"><text:span text:style-name="T21">(</text:span></text:a><text:a xlink:type="simple" xlink:href="#SetRightIndent"><text:span text:style-name="T92">iSelStart</text:span></text:a><text:a xlink:type="simple" xlink:href="#SetRightIndent"><text:span text:style-name="T21">,</text:span></text:a><text:a xlink:type="simple" xlink:href="#SetRightIndent"><text:span text:style-name="T119"> </text:span></text:a><text:a xlink:type="simple" xlink:href="#SetRightIndent"><text:span text:style-name="T92">iSelLength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73">;</text:span></text:a><text:a xlink:type="simple" xlink:href="#SetRightIndent"><text:span text:style-name="T119"> I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21">)</text:span></text:a><text:a xlink:type="simple" xlink:href="#SetRightIndent"><text:span text:style-name="T73">;</text:span></text:a></text:p>
      <text:p text:style-name="P10"><text:span text:style-name="T119"><text:s text:c="4"/></text:span><text:a xlink:type="simple" xlink:href="#SetRightIndent"><text:span text:style-name="T37">procedure</text:span></text:a><text:a xlink:type="simple" xlink:href="#SetRightIndent"><text:span text:style-name="T119"> </text:span></text:a><text:a xlink:type="simple" xlink:href="#SetRightIndent"><text:span text:style-name="T109">GetStartIndent</text:span></text:a><text:a xlink:type="simple" xlink:href="#SetRightIndent"><text:span text:style-name="T21">(</text:span></text:a><text:a xlink:type="simple" xlink:href="#SetRightIndent"><text:span text:style-name="T92">Position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73">;</text:span></text:a><text:a xlink:type="simple" xlink:href="#SetRightIndent"><text:span text:style-name="T119"> </text:span></text:a><text:a xlink:type="simple" xlink:href="#SetRightIndent"><text:span text:style-name="T37">var</text:span></text:a><text:a xlink:type="simple" xlink:href="#SetRightIndent"><text:span text:style-name="T119"> </text:span></text:a><text:a xlink:type="simple" xlink:href="#SetRightIndent"><text:span text:style-name="T92">I</text:span></text:a><text:a xlink:type="simple" xlink:href="#SetRightIndent"><text:span text:style-name="T21">:</text:span></text:a><text:a xlink:type="simple" xlink:href="#SetRightIndent"><text:span text:style-name="T119"> </text:span></text:a><text:a xlink:type="simple" xlink:href="#SetRightIndent"><text:span text:style-name="T54">integer</text:span></text:a><text:a xlink:type="simple" xlink:href="#SetRightIndent"><text:span text:style-name="T21">)</text:span></text:a><text:a xlink:type="simple" xlink:href="#SetRightIndent"><text:span text:style-name="T73">;</text:span></text:a></text:p>
      <text:p text:style-name="P10"><text:span text:style-name="T119"><text:s text:c="4"/></text:span><text:a xlink:type="simple" xlink:href="#InsertImage"><text:span text:style-name="T37">procedure</text:span></text:a><text:a xlink:type="simple" xlink:href="#InsertImage"><text:span text:style-name="T119"> </text:span></text:a><text:a xlink:type="simple" xlink:href="#InsertImage"><text:span text:style-name="T109">InsertImage</text:span></text:a><text:a xlink:type="simple" xlink:href="#InsertImage"><text:span text:style-name="T21">(</text:span></text:a><text:a xlink:type="simple" xlink:href="#InsertImage"><text:span text:style-name="T92">Position</text:span></text:a><text:a xlink:type="simple" xlink:href="#InsertImage"><text:span text:style-name="T21">:</text:span></text:a><text:a xlink:type="simple" xlink:href="#InsertImage"><text:span text:style-name="T119"> </text:span></text:a><text:a xlink:type="simple" xlink:href="#InsertImage"><text:span text:style-name="T54">integer</text:span></text:a><text:a xlink:type="simple" xlink:href="#InsertImage"><text:span text:style-name="T73">;</text:span></text:a><text:a xlink:type="simple" xlink:href="#InsertImage"><text:span text:style-name="T119"> </text:span></text:a><text:a xlink:type="simple" xlink:href="#InsertImage"><text:span text:style-name="T92">Image</text:span></text:a><text:a xlink:type="simple" xlink:href="#InsertImage"><text:span text:style-name="T21">:</text:span></text:a><text:a xlink:type="simple" xlink:href="#InsertImage"><text:span text:style-name="T119"> TPicture</text:span></text:a><text:a xlink:type="simple" xlink:href="#InsertImage"><text:span text:style-name="T21">)</text:span></text:a><text:a xlink:type="simple" xlink:href="#InsertImage"><text:span text:style-name="T73">;</text:span></text:a></text:p>
      <text:p text:style-name="P10"><text:span text:style-name="T119"><text:s text:c="4"/></text:span><text:a xlink:type="simple" xlink:href="#InsertImage"><text:span text:style-name="T37">function</text:span></text:a><text:a xlink:type="simple" xlink:href="#InsertImage"><text:span text:style-name="T119"> </text:span></text:a><text:a xlink:type="simple" xlink:href="#InsertImage"><text:span text:style-name="T109">GetImage</text:span></text:a><text:a xlink:type="simple" xlink:href="#InsertImage"><text:span text:style-name="T21">(</text:span></text:a><text:a xlink:type="simple" xlink:href="#InsertImage"><text:span text:style-name="T92">Position</text:span></text:a><text:a xlink:type="simple" xlink:href="#InsertImage"><text:span text:style-name="T21">:</text:span></text:a><text:a xlink:type="simple" xlink:href="#InsertImage"><text:span text:style-name="T119"> </text:span></text:a><text:a xlink:type="simple" xlink:href="#InsertImage"><text:span text:style-name="T54">integer</text:span></text:a><text:a xlink:type="simple" xlink:href="#InsertImage"><text:span text:style-name="T73">;</text:span></text:a><text:a xlink:type="simple" xlink:href="#InsertImage"><text:span text:style-name="T119"> </text:span></text:a><text:a xlink:type="simple" xlink:href="#InsertImage"><text:span text:style-name="T37">var</text:span></text:a><text:a xlink:type="simple" xlink:href="#InsertImage"><text:span text:style-name="T119"> </text:span></text:a><text:a xlink:type="simple" xlink:href="#InsertImage"><text:span text:style-name="T92">Image</text:span></text:a><text:a xlink:type="simple" xlink:href="#InsertImage"><text:span text:style-name="T21">:</text:span></text:a><text:a xlink:type="simple" xlink:href="#InsertImage"><text:span text:style-name="T119"> TPicture</text:span></text:a><text:a xlink:type="simple" xlink:href="#InsertImage"><text:span text:style-name="T21">):</text:span></text:a><text:a xlink:type="simple" xlink:href="#InsertImage"><text:span text:style-name="T119"> </text:span></text:a><text:a xlink:type="simple" xlink:href="#InsertImage"><text:span text:style-name="T54">boolean</text:span></text:a><text:a xlink:type="simple" xlink:href="#InsertImage"><text:span text:style-name="T73">;</text:span></text:a></text:p>
      <text:p text:style-name="P10"><text:span text:style-name="T119"><text:s text:c="4"/></text:span><text:a xlink:type="simple" xlink:href="#InsertPosLastChar"><text:span text:style-name="T37">procedure</text:span></text:a><text:a xlink:type="simple" xlink:href="#InsertPosLastChar"><text:span text:style-name="T119"> </text:span></text:a><text:a xlink:type="simple" xlink:href="#InsertPosLastChar"><text:span text:style-name="T109">InsertPosLastChar</text:span></text:a><text:a xlink:type="simple" xlink:href="#InsertPosLastChar"><text:span text:style-name="T21">(</text:span></text:a><text:a xlink:type="simple" xlink:href="#InsertPosLastChar"><text:span text:style-name="T37">const</text:span></text:a><text:a xlink:type="simple" xlink:href="#InsertPosLastChar"><text:span text:style-name="T119"> </text:span></text:a><text:a xlink:type="simple" xlink:href="#InsertPosLastChar"><text:span text:style-name="T92">UTF8Char</text:span></text:a><text:a xlink:type="simple" xlink:href="#InsertPosLastChar"><text:span text:style-name="T21">:</text:span></text:a><text:a xlink:type="simple" xlink:href="#InsertPosLastChar"><text:span text:style-name="T119"> TUTF8Char</text:span></text:a><text:a xlink:type="simple" xlink:href="#InsertPosLastChar"><text:span text:style-name="T21">)</text:span></text:a><text:a xlink:type="simple" xlink:href="#InsertPosLastChar"><text:span text:style-name="T73">;</text:span></text:a></text:p>
      <text:p text:style-name="P10"><text:span text:style-name="T119"><text:s text:c="4"/></text:span><text:a xlink:type="simple" xlink:href="#SaveToStream"><text:span text:style-name="T37">procedure</text:span></text:a><text:a xlink:type="simple" xlink:href="#SaveToStream"><text:span text:style-name="T119"> </text:span></text:a><text:a xlink:type="simple" xlink:href="#SaveToStream"><text:span text:style-name="T109">SaveToStream</text:span></text:a><text:a xlink:type="simple" xlink:href="#SaveToStream"><text:span text:style-name="T21">(</text:span></text:a><text:a xlink:type="simple" xlink:href="#SaveToStream"><text:span text:style-name="T92">Stream</text:span></text:a><text:a xlink:type="simple" xlink:href="#SaveToStream"><text:span text:style-name="T21">:</text:span></text:a><text:a xlink:type="simple" xlink:href="#SaveToStream"><text:span text:style-name="T119"> TStream</text:span></text:a><text:a xlink:type="simple" xlink:href="#SaveToStream"><text:span text:style-name="T21">)</text:span></text:a><text:a xlink:type="simple" xlink:href="#SaveToStream"><text:span text:style-name="T73">;</text:span></text:a></text:p>
      <text:p text:style-name="P10"><text:span text:style-name="T119"><text:s text:c="4"/></text:span><text:a xlink:type="simple" xlink:href="#SaveToStream"><text:span text:style-name="T37">procedure</text:span></text:a><text:a xlink:type="simple" xlink:href="#SaveToStream"><text:span text:style-name="T119"> </text:span></text:a><text:a xlink:type="simple" xlink:href="#SaveToStream"><text:span text:style-name="T109">LoadFromStream</text:span></text:a><text:a xlink:type="simple" xlink:href="#SaveToStream"><text:span text:style-name="T21">(</text:span></text:a><text:a xlink:type="simple" xlink:href="#SaveToStream"><text:span text:style-name="T92">Stream</text:span></text:a><text:a xlink:type="simple" xlink:href="#SaveToStream"><text:span text:style-name="T21">:</text:span></text:a><text:a xlink:type="simple" xlink:href="#SaveToStream"><text:span text:style-name="T119"> TStream</text:span></text:a><text:a xlink:type="simple" xlink:href="#SaveToStream"><text:span text:style-name="T21">)</text:span></text:a><text:a xlink:type="simple" xlink:href="#SaveToStream"><text:span text:style-name="T73">;</text:span></text:a></text:p>
      <text:p text:style-name="P4"><text:s text:c="2"/><text:span text:style-name="T23">end</text:span><text:span text:style-name="T55">;</text:span></text:p>
      <text:p text:style-name="P1"><text:span text:style-name="T1"/></text:p>
      <text:p text:style-name="P11"><text:bookmark-start text:name="NumberingParams"/><text:span text:style-name="T1">NumberingParams</text:span><text:span text:style-name="T4">:</text:span><text:span text:style-name="T1"> T</text:span><text:span text:style-name="T81">N</text:span><text:span text:style-name="T1">umberingParams</text:span><text:span text:style-name="T56">;</text:span><text:bookmark-end text:name="NumberingParams"/></text:p>
      <text:p text:style-name="P11"><text:span text:style-name="T56"/></text:p>
      <text:p text:style-name="P29"><text:span text:style-name="T81">NumberingParams é uma propriedade para formatar o marcador no Linux. Nele é preciso especificar o caractere que deverá ser incluso como marcador geralmente $B7 e os dados da fonte do marcador, esse parâmetro só é necessário no Linux.</text:span></text:p>
      <text:p text:style-name="P26"><text:span text:style-name="T57"/></text:p>
      <text:p text:style-name="P41"><text:span text:style-name="T81">Unit lzRichEditTypes</text:span></text:p>
      <text:p text:style-name="P8"><text:span text:style-name="T57"/></text:p>
      <text:p text:style-name="P46"><text:span text:style-name="T81">type</text:span></text:p>
      <text:p text:style-name="P10"><text:s text:c="2"/>TNumberingParams <text:span text:style-name="T3">=</text:span> <text:span text:style-name="T23">record</text:span></text:p>
      <text:p text:style-name="P10"><text:s text:c="4"/>NChar<text:span text:style-name="T3">:</text:span> TUTF8Char<text:span text:style-name="T55">;</text:span></text:p>
      <text:p text:style-name="P10"><text:s text:c="4"/>FontParams<text:span text:style-name="T3">:</text:span> TFontParams<text:span text:style-name="T55">;</text:span></text:p>
      <text:p text:style-name="P4"><text:s text:c="2"/><text:span text:style-name="T23">end</text:span><text:span text:style-name="T55">;</text:span></text:p>
      <text:p text:style-name="P47"><text:span text:style-name="T81"/></text:p>
      <text:p text:style-name="P24"><text:bookmark-start text:name="PlainText"/><text:span text:style-name="T81">PlainText</text:span><text:span text:style-name="T5">:</text:span><text:span text:style-name="T81"> </text:span><text:span text:style-name="T39">boolean;</text:span><text:bookmark-end text:name="PlainText"/></text:p>
      <text:p text:style-name="P29"><text:span text:style-name="T81"/></text:p>
      <text:p text:style-name="P30"><text:span text:style-name="T110">PlainText é uma propriedade para indicar o modo com que o lzRichEdit vai abrir ou salvar </text:span><text:span text:style-name="T117">seu conteúdo (SaveToStream/LoadFromStream)</text:span><text:span text:style-name="T110">. Se PlainText estiver definido como False ele tratará os arquivos como arquivos Rich Text, se estiver definido como True ele tratará como texto puro.</text:span></text:p>
      <text:p text:style-name="P30"><text:span text:style-name="T110"/></text:p>
      <text:p text:style-name="P48"><text:span text:style-name="T110"/></text:p>
      <text:p text:style-name="P25"><text:bookmark-start text:name="RichOle"/><text:span text:style-name="T110">RichOle</text:span><text:span text:style-name="T6">:</text:span><text:span text:style-name="T110"> </text:span><text:span text:style-name="T40">Pointer;</text:span><text:bookmark-end text:name="RichOle"/></text:p>
      <text:p text:style-name="P25"><text:span text:style-name="T40"/></text:p>
      <text:p text:style-name="P45"><text:span text:style-name="T79">Essa propriedade é usada pelo</text:span><text:bookmark text:name="search"/><text:span text:style-name="T79"> Widget </text:span><text:span text:style-name="T80">para carregar o TRichOle(TIRichEditOleCallback), reponsável pelo suporte a imagens. Essa propriedade só é usada no Windows.</text:span></text:p>
      <text:p text:style-name="P45"><text:span text:style-name="T80"/></text:p>
      <text:p text:style-name="P59"><text:span text:style-name="T80"/></text:p>
      <text:p text:style-name="P12"><text:bookmark-start text:name="ActiveRichOle"/><text:span text:style-name="T97">ActiveRichOle</text:span><text:span text:style-name="T7">:</text:span><text:span text:style-name="T97"> </text:span><text:span text:style-name="T42">boolean;</text:span><text:bookmark-end text:name="ActiveRichOle"/></text:p>
      <text:p text:style-name="P12"><text:span text:style-name="T42"/></text:p>
      <text:p text:style-name="P31"><text:span text:style-name="T98">Essa propriedade indica se é ou não para fazer uso de objetos Ole, se ativo o Widget irá carregar TRichOle e o controle passará a suportar imagens, se falso TRichOle não será carregado. Essa propriedade só pode ser definida em tempo de desenho, em tempo de execulção ela não tem efeito. Essa propriedade só é usada no Windows.</text:span></text:p>
      <text:p text:style-name="P31"><text:span text:style-name="T98"/></text:p>
      <text:p text:style-name="P31"><text:span text:style-name="T98">Obs.: Existe um problema com Objetos Ole, ao destruir o componete a biblioteca Ole retorna um erro silencioso, que só é vizível no depurador.</text:span></text:p>
      <text:p text:style-name="P31"><text:span text:style-name="T98"/></text:p>
      <text:p text:style-name="P49"><text:span text:style-name="T98"/></text:p>
      <text:p text:style-name="P13"><text:bookmark-start text:name="SetSelection"/><text:span text:style-name="T98">SetSelection</text:span><text:span text:style-name="T8">(</text:span><text:span text:style-name="T98">StartPos</text:span><text:span text:style-name="T8">,</text:span><text:span text:style-name="T98"> EndPos</text:span><text:span text:style-name="T8">:</text:span><text:span text:style-name="T98"> </text:span><text:span text:style-name="T43">integer</text:span><text:span text:style-name="T58">;</text:span><text:span text:style-name="T98"> ScrollCaret</text:span><text:span text:style-name="T8">:</text:span><text:span text:style-name="T98"> </text:span><text:span text:style-name="T43">boolean</text:span><text:span text:style-name="T8">)</text:span><text:span text:style-name="T58">;</text:span><text:bookmark-end text:name="SetSelection"/></text:p>
      <text:p text:style-name="P13"><text:soft-page-break/><text:span text:style-name="T58"/></text:p>
      <text:p text:style-name="P32"><text:span text:style-name="T99">Esta função seleciona o texto entre os StartPos e EndPos. Esta função só tem efeito no Windows.</text:span></text:p>
      <text:p text:style-name="P32"><text:span text:style-name="T99"/></text:p>
      <text:p text:style-name="P50"><text:span text:style-name="T99"/></text:p>
      <text:p text:style-name="P14"><text:bookmark-start text:name="SetTextAttributes"/>SetTextAttributes<text:span text:style-name="T3">(</text:span>iSelStart<text:span text:style-name="T3">,</text:span> iSelLength<text:span text:style-name="T3">:</text:span> <text:span text:style-name="T38">integer</text:span><text:span text:style-name="T55">; </text:span><text:span text:style-name="T22">const</text:span> TextParams<text:span text:style-name="T3">:</text:span> TlzFontParams<text:span text:style-name="T3">)</text:span><text:span text:style-name="T55">;</text:span><text:bookmark-end text:name="SetTextAttributes"/></text:p>
      <text:p text:style-name="P14"><text:span text:style-name="T99">SetTextAttributes</text:span><text:span text:style-name="T9">(</text:span><text:span text:style-name="T99">iSelStart</text:span><text:span text:style-name="T9">,</text:span><text:span text:style-name="T99"> iSelLength</text:span><text:span text:style-name="T9">:</text:span><text:span text:style-name="T99"> </text:span><text:span text:style-name="T44">integer</text:span><text:span text:style-name="T59">; </text:span><text:span text:style-name="T30">const</text:span><text:span text:style-name="T99"> iFont</text:span><text:span text:style-name="T9">:</text:span><text:span text:style-name="T99"> Tfont</text:span><text:span text:style-name="T9">)</text:span><text:span text:style-name="T59">;</text:span></text:p>
      <text:p text:style-name="P14"><text:span text:style-name="T59"/></text:p>
      <text:p text:style-name="P33"><text:span text:style-name="T100">Formata o texto entre <text:s/>iSelStart e <text:s/>iSelLength de acordo com TextParams ou iFont. ISelStart e iSelLength só tem efeito no Linux, no Windows é considerado o texto selecionado.</text:span></text:p>
      <text:p text:style-name="P33"><text:span text:style-name="T100"/></text:p>
      <text:p text:style-name="P7"><text:span text:style-name="T100"/></text:p>
      <text:p text:style-name="P42"><text:span text:style-name="T100">Unit lzRichEdit</text:span></text:p>
      <text:p text:style-name="P9"><text:span text:style-name="T100">type</text:span></text:p>
      <text:p text:style-name="P5"><text:s text:c="2"/>TlzFontParams <text:span text:style-name="T3">=</text:span> TFontParams<text:span text:style-name="T55">;</text:span></text:p>
      <text:p text:style-name="P7"><text:span text:style-name="T100"/></text:p>
      <text:p text:style-name="P43"><text:span text:style-name="T101">Unit lzRichEditTypes</text:span></text:p>
      <text:p text:style-name="P9"><text:span text:style-name="T100">type</text:span></text:p>
      <text:p text:style-name="P28"><text:s text:c="2"/>TFontParams <text:span text:style-name="T3">=</text:span> <text:span text:style-name="T23">record</text:span></text:p>
      <text:p text:style-name="P28"><text:s text:c="4"/>Name<text:span text:style-name="T3">:</text:span> TFontName<text:span text:style-name="T55">;</text:span></text:p>
      <text:p text:style-name="P28"><text:s text:c="4"/>Size<text:span text:style-name="T3">:</text:span> <text:span text:style-name="T38">integer</text:span><text:span text:style-name="T55">;</text:span></text:p>
      <text:p text:style-name="P28"><text:s text:c="4"/>Color<text:span text:style-name="T3">:</text:span> TColor<text:span text:style-name="T55">;</text:span></text:p>
      <text:p text:style-name="P28"><text:s text:c="4"/>Style<text:span text:style-name="T3">:</text:span> TFontStyles<text:span text:style-name="T55">;</text:span></text:p>
      <text:p text:style-name="P5"><text:s text:c="2"/><text:span text:style-name="T23">end</text:span><text:span text:style-name="T55">;</text:span></text:p>
      <text:p text:style-name="P60"/>
      <text:p text:style-name="P15"><text:bookmark-start text:name="GetTextAttributes"/><text:span text:style-name="T100">GetTextAttributes</text:span><text:bookmark-end text:name="GetTextAttributes"/><text:span text:style-name="T10">(</text:span><text:span text:style-name="T100">Position</text:span><text:span text:style-name="T10">:</text:span><text:span text:style-name="T100"> </text:span><text:span text:style-name="T45">integer</text:span><text:span text:style-name="T60">;</text:span><text:span text:style-name="T100"> </text:span><text:span text:style-name="T31">var</text:span><text:span text:style-name="T100"> Params</text:span><text:span text:style-name="T10">:</text:span><text:span text:style-name="T100"> TlzFontParams</text:span><text:span text:style-name="T10">)</text:span><text:span text:style-name="T60">;</text:span></text:p>
      <text:p text:style-name="P33"><text:span text:style-name="T100"/></text:p>
      <text:p text:style-name="P34"><text:span text:style-name="T102">Recebe atributos do texto na Posição indicada por Position. Position só tem efeito no Linux, no Windows é considerado o valor de SelStart.</text:span></text:p>
      <text:p text:style-name="P34"><text:span text:style-name="T102"/></text:p>
      <text:p text:style-name="P51"><text:span text:style-name="T102"/></text:p>
      <text:p text:style-name="P16"><text:bookmark-start text:name="SetAlignment"/><text:span text:style-name="T102">SetAlignment</text:span><text:bookmark-end text:name="SetAlignment"/><text:span text:style-name="T11">(</text:span><text:span text:style-name="T102">iSelStart</text:span><text:span text:style-name="T11">,</text:span><text:span text:style-name="T102"> iSelLength</text:span><text:span text:style-name="T11">:</text:span><text:span text:style-name="T102"> </text:span><text:span text:style-name="T46">integer</text:span><text:span text:style-name="T61">;</text:span><text:span text:style-name="T102"> iAlignment</text:span><text:span text:style-name="T11">:</text:span><text:span text:style-name="T102"> TlzRichEdit_Align</text:span><text:span text:style-name="T11">)</text:span><text:span text:style-name="T61">;</text:span></text:p>
      <text:p text:style-name="P16"><text:span text:style-name="T61"/></text:p>
      <text:p text:style-name="P35"><text:span text:style-name="T103">Define Alinhamendo do parágrafo de acordo com iAlignment, no windows iSelStart e iSelLength não tem efeito, é considerado a linha de SelStart. </text:span><text:span text:style-name="T104">No Linux o Alinhamento é feito pelo primeiro caractere mas todos os outros podem ter a propriedade de alinhamento.</text:span></text:p>
      <text:p text:style-name="P35"><text:span text:style-name="T103"/></text:p>
      <text:p text:style-name="P52"><text:span text:style-name="T103"/></text:p>
      <text:p text:style-name="P17"><text:bookmark-start text:name="GetAlignment"/><text:span text:style-name="T103">GetAlignment</text:span><text:bookmark-end text:name="GetAlignment"/><text:span text:style-name="T12">(</text:span><text:span text:style-name="T103">Position</text:span><text:span text:style-name="T12">:</text:span><text:span text:style-name="T103"> </text:span><text:span text:style-name="T47">integer</text:span><text:span text:style-name="T62">;</text:span><text:span text:style-name="T103"> </text:span><text:span text:style-name="T32">var</text:span><text:span text:style-name="T103"> iAlignment</text:span><text:span text:style-name="T12">:</text:span><text:span text:style-name="T103"> TlzRichEdit_Align</text:span><text:span text:style-name="T12">)</text:span><text:span text:style-name="T62">;</text:span></text:p>
      <text:p text:style-name="P17"><text:span text:style-name="T62"/></text:p>
      <text:p text:style-name="P36"><text:span text:style-name="T104">Recebe o olinhamento do caracter em Position. No Windows Position não tem efeito, é considerado o alinhamento da linha em SelStart.</text:span></text:p>
      <text:p text:style-name="P36"><text:span text:style-name="T104"/></text:p>
      <text:p text:style-name="P53"><text:span text:style-name="T104"/></text:p>
      <text:p text:style-name="P18"><text:bookmark-start text:name="SetNumbering"/><text:span text:style-name="T104">SetNumbering</text:span><text:bookmark-end text:name="SetNumbering"/><text:span text:style-name="T13">(</text:span><text:span text:style-name="T104">N</text:span><text:span text:style-name="T13">:</text:span><text:span text:style-name="T104"> </text:span><text:span text:style-name="T48">boolean</text:span><text:span text:style-name="T13">)</text:span><text:span text:style-name="T63">;</text:span></text:p>
      <text:p text:style-name="P18"><text:span text:style-name="T63"/></text:p>
      <text:p text:style-name="P37"><text:span text:style-name="T105">Ativa ou desativa um marcador, a posição é indicada pelo SelStart.</text:span></text:p>
      <text:p text:style-name="P37"><text:span text:style-name="T105"/></text:p>
      <text:p text:style-name="P54"><text:span text:style-name="T105"/></text:p>
      <text:p text:style-name="P19"><text:bookmark-start text:name="GetNumbering"/><text:span text:style-name="T105">GetNumbering</text:span><text:bookmark-end text:name="GetNumbering"/><text:span text:style-name="T14">:</text:span><text:span text:style-name="T105"> </text:span><text:span text:style-name="T49">boolean</text:span><text:span text:style-name="T64">;</text:span></text:p>
      <text:p text:style-name="P19"><text:span text:style-name="T64"/></text:p>
      <text:p text:style-name="P38"><text:span text:style-name="T106">Retorna True se o marcador estiver ativo na linha correspondente a SelStart.</text:span></text:p>
      <text:p text:style-name="P38"><text:span text:style-name="T106"/></text:p>
      <text:p text:style-name="P55"><text:span text:style-name="T106"/></text:p>
      <text:p text:style-name="P19"><text:bookmark-start text:name="SetOffSetIndent"/><text:span text:style-name="T106">SetOffSetIndent</text:span><text:bookmark-end text:name="SetOffSetIndent"/><text:span text:style-name="T15">(</text:span><text:span text:style-name="T106">iSelStart</text:span><text:span text:style-name="T15">,</text:span><text:span text:style-name="T106"> iSelLength</text:span><text:span text:style-name="T15">:</text:span><text:span text:style-name="T106"> </text:span><text:span text:style-name="T50">integer</text:span><text:span text:style-name="T65">;</text:span><text:span text:style-name="T106"> I</text:span><text:span text:style-name="T15">:</text:span><text:span text:style-name="T106"> </text:span><text:span text:style-name="T50">integer</text:span><text:span text:style-name="T15">)</text:span><text:span text:style-name="T65">;</text:span></text:p>
      <text:p text:style-name="P27"><text:span text:style-name="T65"/></text:p>
      <text:p text:style-name="P38"><text:span text:style-name="T106">Define identação do parágrafo. Esse procedimento só tem efeito no Windows.</text:span></text:p>
      <text:p text:style-name="P27"><text:span text:style-name="T65"/></text:p>
      <text:p text:style-name="P57"><text:span text:style-name="T106"/></text:p>
      <text:p text:style-name="P19"><text:bookmark-start text:name="GetOffSetIndent"/>GetOffSetIndent<text:bookmark-end text:name="GetOffSetIndent"/><text:span text:style-name="T3">:</text:span> <text:span text:style-name="T38">integer</text:span><text:span text:style-name="T55">;</text:span></text:p>
      <text:p text:style-name="P27"><text:span text:style-name="T55"/></text:p>
      <text:p text:style-name="P38"><text:span text:style-name="T113">Recebe identação do parágrafo. Essa função só tem efeito no Windows.</text:span></text:p>
      <text:p text:style-name="P38"><text:span text:style-name="T113"/></text:p>
      <text:p text:style-name="P55"><text:span text:style-name="T113"/></text:p>
      <text:p text:style-name="P19"><text:bookmark-start text:name="SetRightIndent"/>SetRightIndent<text:bookmark-end text:name="SetRightIndent"/><text:span text:style-name="T3">(</text:span>iSelStart<text:span text:style-name="T3">,</text:span> iSelLength<text:span text:style-name="T3">:</text:span> <text:span text:style-name="T38">integer</text:span><text:span text:style-name="T55">;</text:span> I<text:span text:style-name="T3">:</text:span> <text:span text:style-name="T38">integer</text:span><text:span text:style-name="T3">)</text:span><text:span text:style-name="T55">;</text:span></text:p>
      <text:p text:style-name="P19">GetRightIndent<text:span text:style-name="T3">(</text:span>Position<text:span text:style-name="T3">:</text:span> <text:span text:style-name="T38">integer</text:span><text:span text:style-name="T55">;</text:span> <text:span text:style-name="T22">var</text:span> I<text:span text:style-name="T3">:</text:span> <text:span text:style-name="T38">integer</text:span><text:span text:style-name="T3">)</text:span><text:span text:style-name="T55">;</text:span></text:p>
      <text:p text:style-name="P19">SetStartIndent<text:span text:style-name="T3">(</text:span>iSelStart<text:span text:style-name="T3">,</text:span> iSelLength<text:span text:style-name="T3">:</text:span> <text:span text:style-name="T38">integer</text:span><text:span text:style-name="T55">;</text:span> I<text:span text:style-name="T3">:</text:span> <text:span text:style-name="T38">integer</text:span><text:span text:style-name="T3">)</text:span><text:span text:style-name="T55">;</text:span></text:p>
      <text:p text:style-name="P19"><text:span text:style-name="T113">GetStartIndent</text:span><text:span text:style-name="T17">(</text:span><text:span text:style-name="T113">Position</text:span><text:span text:style-name="T17">:</text:span><text:span text:style-name="T113"> </text:span><text:span text:style-name="T52">integer</text:span><text:span text:style-name="T67">;</text:span><text:span text:style-name="T113"> </text:span><text:span text:style-name="T33">var</text:span><text:span text:style-name="T113"> I</text:span><text:span text:style-name="T17">:</text:span><text:span text:style-name="T113"> </text:span><text:span text:style-name="T52">integer</text:span><text:span text:style-name="T17">)</text:span><text:span text:style-name="T67">;</text:span></text:p>
      <text:p text:style-name="P27"><text:span text:style-name="T67"/></text:p>
      <text:p text:style-name="P38"><text:span text:style-name="T113">SetRightIndent e </text:span><text:span text:style-name="T113">SetStartIndent define identação a direita e a esquerda respectivamente, iSelStart e iSelLength não tem efeito no Windows, é considerado a Linha de SelStart.</text:span></text:p>
      <text:p text:style-name="P38"><text:span text:style-name="T113"/></text:p>
      <text:p text:style-name="P38"><text:soft-page-break/><text:span text:style-name="T113">GetRightIndent e GetStartIndent recebem o valor de identação a direita e a esquerda respectivamente, Position não tem efeito no Windows, é considerado a Linha de SelStart.</text:span></text:p>
      <text:p text:style-name="P38"><text:span text:style-name="T113"/></text:p>
      <text:p text:style-name="P55"><text:span text:style-name="T113"/></text:p>
      <text:p text:style-name="P20"><text:bookmark-start text:name="InsertImage"/>InsertImage<text:bookmark-end text:name="InsertImage"/><text:span text:style-name="T3">(</text:span>Position<text:span text:style-name="T3">:</text:span> <text:span text:style-name="T38">integer</text:span><text:span text:style-name="T55">;</text:span> Image<text:span text:style-name="T3">:</text:span> TPicture<text:span text:style-name="T3">)</text:span><text:span text:style-name="T55">;</text:span></text:p>
      <text:p text:style-name="P20"><text:span text:style-name="T113">GetImage</text:span><text:span text:style-name="T17">(</text:span><text:span text:style-name="T113">Position</text:span><text:span text:style-name="T17">:</text:span><text:span text:style-name="T113"> </text:span><text:span text:style-name="T52">integer</text:span><text:span text:style-name="T67">;</text:span><text:span text:style-name="T113"> </text:span><text:span text:style-name="T33">var</text:span><text:span text:style-name="T113"> Image</text:span><text:span text:style-name="T17">:</text:span><text:span text:style-name="T113"> TPicture</text:span><text:span text:style-name="T17">):</text:span><text:span text:style-name="T113"> </text:span><text:span text:style-name="T52">boolean</text:span><text:span text:style-name="T67">;</text:span></text:p>
      <text:p text:style-name="P20"><text:span text:style-name="T67"/></text:p>
      <text:p text:style-name="P39"><text:span text:style-name="T114">InsertImage insere uma imagem na posição indicada por position. Este procedimento só funciona no Linux. Para inserir imagens no edito no Windows use a área de transferência.</text:span></text:p>
      <text:p text:style-name="P39"><text:span text:style-name="T114"/></text:p>
      <text:p text:style-name="P39"><text:span text:style-name="T114">GetImage recebe a imagem na posição indicada p</text:span><text:span text:style-name="T115">or </text:span><text:span text:style-name="T114">Position. </text:span><text:span text:style-name="T115">Este procedimento não funciona no Windows.</text:span></text:p>
      <text:p text:style-name="P39"><text:span text:style-name="T115"/></text:p>
      <text:p text:style-name="P56"><text:span text:style-name="T115"/></text:p>
      <text:p text:style-name="P21"><text:bookmark-start text:name="InsertPosLastChar"/><text:span text:style-name="T115">InsertPosLastChar</text:span><text:bookmark-end text:name="InsertPosLastChar"/><text:span text:style-name="T18">(</text:span><text:span text:style-name="T34">const</text:span><text:span text:style-name="T115"> UTF8Char</text:span><text:span text:style-name="T18">:</text:span><text:span text:style-name="T115"> TUTF8Char</text:span><text:span text:style-name="T18">)</text:span><text:span text:style-name="T69">;</text:span></text:p>
      <text:p text:style-name="P21"><text:span text:style-name="T69"/></text:p>
      <text:p text:style-name="P40"><text:span text:style-name="T116">Insere um caracter após o ultimo caracter em TlzRicEdit.Text sem perder formatação e outras características, é usado pelo RTFRead para inserir o textos lido de arquivos para dentro do controle. Este procedimento só funciona no Linux.</text:span></text:p>
      <text:p text:style-name="P44"><text:span text:style-name="T116"/></text:p>
      <text:p text:style-name="P58"><text:span text:style-name="T116"/></text:p>
      <text:p text:style-name="P22"><text:bookmark-start text:name="SaveToStream"/>SaveToStream<text:bookmark-end text:name="SaveToStream"/><text:span text:style-name="T3">(</text:span>Stream<text:span text:style-name="T3">:</text:span> TStream<text:span text:style-name="T3">)</text:span><text:span text:style-name="T55">;</text:span></text:p>
      <text:p text:style-name="P22"><text:span text:style-name="T116">LoadFromStream</text:span><text:span text:style-name="T19">(</text:span><text:span text:style-name="T116">Stream</text:span><text:span text:style-name="T19">:</text:span><text:span text:style-name="T116"> Tstream</text:span><text:span text:style-name="T19">)</text:span><text:span text:style-name="T70">;</text:span></text:p>
      <text:p text:style-name="P22"><text:span text:style-name="T70"/></text:p>
      <text:p text:style-name="P22"><text:span text:style-name="T84">SaveToStream e </text:span><text:span text:style-name="T85">LoadFromStream </text:span><text:span text:style-name="T84">salva e faz leitura respectivamente do conteúdo de uma Tstream. O tratamento do conteúdo é feito de acordo com </text:span><text:a xlink:type="simple" xlink:href="#PlainText">PlainText</text:a><text:span text:style-name="T84">.</text:span></text:p>
      <text:p text:style-name="P22"><text:span text:style-name="T84"/></text:p>
      <text:p text:style-name="P22"><text:span text:style-name="T84"/></text:p>
      <text:p text:style-name="P23"><text:span text:style-name="T86">Elson Junio (elsonjunio@yahoo.com.b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" svg:font-family="'DejaVu Sans'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son Junio G. Silva Silva</meta:initial-creator>
    <meta:creation-date>2011-01-15T08:26:53</meta:creation-date>
    <dc:date>2011-01-15T12:21:59</dc:date>
    <dc:creator>Elson Junio G. Silva Silva</dc:creator>
    <meta:editing-duration>PT03H39M51S</meta:editing-duration>
    <meta:editing-cycles>23</meta:editing-cycles>
    <meta:generator>BrOffice.org/3.2$Unix OpenOffice.org_project/320m19$Build-9505</meta:generator>
    <meta:document-statistic meta:table-count="0" meta:image-count="0" meta:object-count="0" meta:page-count="3" meta:paragraph-count="91" meta:word-count="887" meta:character-count="6886"/>
  </office:meta>
</office:document-meta>
</file>